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ff" fo:border="0.74pt solid #000000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fo:border="0.74pt solid #000000"/>
    </style:style>
    <style:style style:name="ce81" style:family="table-cell" style:parent-style-name="Default">
      <style:table-cell-properties fo:background-color="#ffffff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fo:border="0.74pt solid #000000"/>
      <style:text-properties style:font-name="Arial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79" office:value-type="float" office:value="216" calcext:value-type="float">
            <text:p>216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2" table:style-name="ce24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245" office:value-type="float" office:value="59" calcext:value-type="float">
            <text:p>59</text:p>
          </table:table-cell>
          <table:table-cell table:number-columns-repeated="3" table:style-name="ce91" office:value-type="float" office:value="56" calcext:value-type="float">
            <text:p>56</text:p>
          </table:table-cell>
          <table:table-cell table:number-columns-repeated="3" table:style-name="ce79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44" office:value-type="float" office:value="210" calcext:value-type="float">
            <text:p>210</text:p>
          </table:table-cell>
          <table:table-cell table:style-name="ce23" table:number-columns-repeated="3"/>
          <table:table-cell table:style-name="ce27" table:number-columns-repeated="2"/>
          <table:table-cell table:style-name="ce80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80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style-name="ce23" office:value-type="float" office:value="579" calcext:value-type="float">
            <text:p>579</text:p>
          </table:table-cell>
          <table:table-cell table:style-name="ce244" office:value-type="float" office:value="579" calcext:value-type="float">
            <text:p>579</text:p>
          </table:table-cell>
          <table:table-cell table:style-name="ce244" office:value-type="float" office:value="579" calcext:value-type="float">
            <office:annotation draw:style-name="gr1" draw:text-style-name="P2" svg:width="1.1413in" svg:height="0.7083in" svg:x="20.0681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92" office:value-type="float" office:value="579" calcext:value-type="float">
            <text:p>579</text:p>
          </table:table-cell>
          <table:table-cell table:number-columns-repeated="3" table:style-name="ce81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style-name="ce23" office:value-type="float" office:value="1050" calcext:value-type="float">
            <text:p>1050</text:p>
          </table:table-cell>
          <table:table-cell table:number-columns-repeated="2" table:style-name="ce244" office:value-type="float" office:value="1050" calcext:value-type="float">
            <text:p>1050</text:p>
          </table:table-cell>
          <table:table-cell table:number-columns-repeated="3" table:style-name="ce92" office:value-type="float" office:value="1050" calcext:value-type="float">
            <text:p>1050</text:p>
          </table:table-cell>
          <table:table-cell table:number-columns-repeated="3" table:style-name="ce82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6" calcext:value-type="float">
            <text:p>56</text:p>
          </table:table-cell>
          <table:table-cell table:style-name="ce244" office:value-type="float" office:value="56" calcext:value-type="float">
            <text:p>56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59" calcext:value-type="float">
            <text:p>59</text:p>
          </table:table-cell>
          <table:table-cell table:style-name="ce92" office:value-type="float" office:value="30" calcext:value-type="float">
            <text:p>30</text:p>
          </table:table-cell>
          <table:table-cell table:number-columns-repeated="3" table:style-name="ce80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92" office:value-type="float" office:value="270" calcext:value-type="float">
            <text:p>270</text:p>
          </table:table-cell>
          <table:table-cell table:style-name="ce23"/>
          <table:table-cell table:style-name="ce27"/>
          <table:table-cell table:style-name="ce80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91" office:value-type="float" office:value="131.9" calcext:value-type="float">
            <text:p>131.9</text:p>
          </table:table-cell>
          <table:table-cell table:style-name="ce23" table:number-columns-repeated="2"/>
          <table:table-cell table:style-name="ce79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92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35" calcext:value-type="float">
            <text:p>2035</text:p>
          </table:table-cell>
          <table:table-cell table:style-name="ce23" table:formula="of:=SUM([.T3:.T36])" office:value-type="float" office:value="2048" calcext:value-type="float">
            <text:p>2048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154" calcext:value-type="float">
            <text:p>2154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121" calcext:value-type="float">
            <text:p>2121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27" calcext:value-type="float">
            <text:p>1227</text:p>
          </table:table-cell>
          <table:table-cell table:style-name="ce26" table:formula="of:=[.T2]-[.T37]" office:value-type="float" office:value="1214" calcext:value-type="float">
            <text:p>1214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108" calcext:value-type="float">
            <text:p>1108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41" calcext:value-type="float">
            <text:p>1141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0.9" calcext:value-type="float">
            <text:p>40.9</text:p>
          </table:table-cell>
          <table:table-cell table:style-name="ce27" table:formula="of:=[.T39]/30" office:value-type="float" office:value="40.4666666666667" calcext:value-type="float">
            <text:p>40.4666666666667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36.9333333333333" calcext:value-type="float">
            <text:p>36.9333333333333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8.0333333333333" calcext:value-type="float">
            <text:p>38.033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>
          <table:table-cell table:number-columns-repeated="25"/>
          <table:table-cell office:value-type="float" office:value="3152.92" calcext:value-type="float">
            <text:p>3152.92</text:p>
          </table:table-cell>
        </table:table-row>
        <table:table-row table:style-name="ro5">
          <table:table-cell table:number-columns-repeated="22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</table:table-row>
        <table:table-row table:style-name="ro5">
          <table:table-cell table:number-columns-repeated="22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Z41]-[.Z42])" office:value-type="float" office:value="830.52" calcext:value-type="float">
            <text:p>830.52</text:p>
          </table:table-cell>
        </table:table-row>
        <table:table-row table:style-name="ro5" table:number-rows-repeated="5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7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7"/>
          <table:table-cell office:value-type="float" office:value="5109" calcext:value-type="float">
            <text:p>5109</text:p>
          </table:table-cell>
          <table:table-cell table:number-columns-repeated="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7"/>
          <table:table-cell office:value-type="float" office:value="2858" calcext:value-type="float">
            <text:p>28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7"/>
          <table:table-cell office:value-type="float" office:value="4308" calcext:value-type="float">
            <text:p>430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7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7"/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7"/>
          <table:table-cell office:value-type="float" office:value="9193" calcext:value-type="float">
            <text:p>9193</text:p>
          </table:table-cell>
          <table:table-cell table:number-columns-repeated="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7"/>
          <table:table-cell office:value-type="float" office:value="25585" calcext:value-type="float">
            <text:p>25585</text:p>
          </table:table-cell>
          <table:table-cell table:number-columns-repeated="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7"/>
          <table:table-cell office:value-type="float" office:value="20644" calcext:value-type="float">
            <text:p>20644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7"/>
          <table:table-cell office:value-type="float" office:value="12648" calcext:value-type="float">
            <text:p>1264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7"/>
          <table:table-cell office:value-type="float" office:value="115087" calcext:value-type="float">
            <text:p>1150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7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7"/>
          <table:table-cell office:value-type="float" office:value="37713" calcext:value-type="float">
            <text:p>3771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7"/>
          <table:table-cell office:value-type="float" office:value="1198" calcext:value-type="float">
            <text:p>1198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7"/>
          <table:table-cell office:value-type="float" office:value="6944" calcext:value-type="float">
            <text:p>6944</text:p>
          </table:table-cell>
          <table:table-cell table:number-columns-repeated="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7"/>
          <table:table-cell office:value-type="float" office:value="37714" calcext:value-type="float">
            <text:p>37714</text:p>
          </table:table-cell>
          <table:table-cell table:number-columns-repeated="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7"/>
          <table:table-cell table:formula="of:=SUM([.T49:.T75])" office:value-type="float" office:value="296993" calcext:value-type="float">
            <text:p>296993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7"/>
          <table:table-cell table:formula="of:=[.T78]-[.L78]" office:value-type="float" office:value="3372" calcext:value-type="float">
            <text:p>3372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4" calcext:value-type="float">
            <text:p>274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271" calcext:value-type="float">
            <text:p>271</text:p>
          </table:table-cell>
          <table:table-cell table:number-columns-repeated="6"/>
        </table:table-row>
        <table:table-row table:style-name="ro5">
          <table:table-cell table:number-columns-repeated="19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number-columns-repeated="19"/>
          <table:table-cell table:formula="of:=SUM([.T82:.T87])" office:value-type="float" office:value="2332" calcext:value-type="float">
            <text:p>2332</text:p>
          </table:table-cell>
          <table:table-cell table:number-columns-repeated="6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5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5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9:56:31.095560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3.2$Linux_X86_64 LibreOffice_project/480$Build-2</meta:generator>
    <dc:date>2024-12-09T06:38:34.632205852</dc:date>
    <meta:editing-duration>P35DT4H52M17S</meta:editing-duration>
    <meta:editing-cycles>309</meta:editing-cycles>
    <meta:print-date>2024-09-08T19:35:34.083851766</meta:print-date>
    <meta:document-statistic meta:table-count="5" meta:cell-count="1272" meta:object-count="0"/>
  </office:meta>
</office:document-meta>
</file>